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125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562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0.875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officeooo:paragraph-rsid="0008299b"/>
    </style:style>
    <style:style style:name="P3" style:family="paragraph" style:parent-style-name="Standard">
      <style:text-properties fo:font-weight="bold" officeooo:paragraph-rsid="000bbd4d" style:font-weight-asian="bold" style:font-weight-complex="bold"/>
    </style:style>
    <style:style style:name="P4" style:family="paragraph" style:parent-style-name="Standard">
      <style:text-properties fo:font-weight="bold" officeooo:paragraph-rsid="0018569a" style:font-weight-asian="bold" style:font-weight-complex="bold"/>
    </style:style>
    <style:style style:name="P5" style:family="paragraph" style:parent-style-name="Standard">
      <style:text-properties fo:font-weight="bold" officeooo:paragraph-rsid="0018569a" style:font-weight-asian="bold"/>
    </style:style>
    <style:style style:name="P6" style:family="paragraph" style:parent-style-name="Table_20_Contents">
      <style:text-properties officeooo:paragraph-rsid="0014bb8b"/>
    </style:style>
    <style:style style:name="P7" style:family="paragraph" style:parent-style-name="Standard">
      <style:text-properties officeooo:paragraph-rsid="0018569a"/>
    </style:style>
    <style:style style:name="P8" style:family="paragraph" style:parent-style-name="Standard">
      <style:text-properties officeooo:paragraph-rsid="0020fe28"/>
    </style:style>
    <style:style style:name="P9" style:family="paragraph" style:parent-style-name="Standard">
      <style:text-properties officeooo:paragraph-rsid="0024af72"/>
    </style:style>
    <style:style style:name="P10" style:family="paragraph" style:parent-style-name="Table_20_Contents">
      <style:text-properties officeooo:paragraph-rsid="0020fe28"/>
    </style:style>
    <style:style style:name="P11" style:family="paragraph" style:parent-style-name="Table_20_Contents">
      <style:text-properties officeooo:paragraph-rsid="0022df3a"/>
    </style:style>
    <style:style style:name="P12" style:family="paragraph" style:parent-style-name="Table_20_Contents">
      <style:text-properties officeooo:paragraph-rsid="0024af72"/>
    </style:style>
    <style:style style:name="P13" style:family="paragraph" style:parent-style-name="Table_20_Contents">
      <style:text-properties officeooo:paragraph-rsid="0014bb8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8569a" style:font-size-asian="12pt" style:font-size-complex="12pt"/>
    </style:style>
    <style:style style:name="T6" style:family="text">
      <style:text-properties fo:font-size="12pt" officeooo:rsid="001a5fe6" style:font-size-asian="12pt" style:font-size-complex="12pt"/>
    </style:style>
    <style:style style:name="T7" style:family="text">
      <style:text-properties fo:font-size="12pt" officeooo:rsid="0020fe28" style:font-size-asian="12pt" style:font-size-complex="12pt"/>
    </style:style>
    <style:style style:name="T8" style:family="text">
      <style:text-properties officeooo:rsid="00101785"/>
    </style:style>
    <style:style style:name="T9" style:family="text">
      <style:text-properties officeooo:rsid="00114970"/>
    </style:style>
    <style:style style:name="T10" style:family="text">
      <style:text-properties officeooo:rsid="0012243f"/>
    </style:style>
    <style:style style:name="T11" style:family="text">
      <style:text-properties officeooo:rsid="00140855"/>
    </style:style>
    <style:style style:name="T12" style:family="text">
      <style:text-properties officeooo:rsid="001c47d8"/>
    </style:style>
    <style:style style:name="T13" style:family="text">
      <style:text-properties officeooo:rsid="001ca06a"/>
    </style:style>
    <style:style style:name="T14" style:family="text">
      <style:text-properties officeooo:rsid="0020fe28"/>
    </style:style>
    <style:style style:name="T15" style:family="text">
      <style:text-properties officeooo:rsid="0022df3a"/>
    </style:style>
    <style:style style:name="T16" style:family="text">
      <style:text-properties officeooo:rsid="0024af72"/>
    </style:style>
    <style:style style:name="T17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Docente:<text:tab/><text:tab/>Bruce D. Marron</text:p>
      <text:p text:style-name="P3">Ciclo: <text:tab/><text:tab/><text:tab/>25-2</text:p>
      <text:p text:style-name="P7"><text:span text:style-name="T1">Materia: <text:tab/><text:tab/></text:span><text:span text:style-name="T2">Terminología Especializada en Económica y Mercados Bursátiles</text:span></text:p>
      <text:p text:style-name="P4">Curso:<text:tab/><text:tab/><text:tab/>IT0524</text:p>
      <text:p text:style-name="P7"><text:span text:style-name="T1">Licenciatura: <text:tab/>I</text:span><text:span text:style-name="T2">nterpretación y Traduccíon</text:span></text:p>
      <text:p text:style-name="P5">Horario:<text:tab/><text:tab/>Jueves 11:00 – 14:00</text:p>
      <text:p text:style-name="P5">Grupo:<text:tab/><text:tab/>5C</text:p>
      <text:p text:style-name="Standard"/>
      <text:p text:style-name="P2"><text:span text:style-name="Strong_20_Emphasis"><text:span text:style-name="T3">HW_0</text:span></text:span><text:span text:style-name="Strong_20_Emphasis"><text:span text:style-name="T7">3</text:span></text:span><text:span text:style-name="Strong_20_Emphasis"><text:span text:style-name="T5">.</text:span></text:span><text:span text:style-name="Strong_20_Emphasis"><text:span text:style-name="T7">1</text:span></text:span><text:span text:style-name="Strong_20_Emphasis"><text:span text:style-name="T3"> <text:s/></text:span></text:span><text:span text:style-name="Strong_20_Emphasis"><text:span text:style-name="T6">Evaluation of Economic Theory </text:span></text:span><text:span text:style-name="Strong_20_Emphasis"><text:span text:style-name="T3">Rubric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762264">
          <text:section text:style-name="Sect1" text:name="md-content-215745270">
            <table:table table:name="Table1" table:style-name="Table1">
              <table:table-column table:style-name="Table1.A"/>
              <table:table-column table:style-name="Table1.B" table:number-columns-repeated="2"/>
              <table:table-column table:style-name="Table1.D"/>
              <table:table-column table:style-name="Table1.E"/>
              <table:table-column table:style-name="Table1.F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-_exceptional"/></text:p>
                  </table:table-cell>
                  <table:table-cell table:style-name="Table1.A1" office:value-type="string">
                    <text:p text:style-name="Table_20_Heading">5 - Exceptional<text:bookmark text:name="4_-_proficient"/></text:p>
                  </table:table-cell>
                  <table:table-cell table:style-name="Table1.A1" office:value-type="string">
                    <text:p text:style-name="Table_20_Heading">4 - Proficient<text:bookmark text:name="3_-_satisfactory"/></text:p>
                  </table:table-cell>
                  <table:table-cell table:style-name="Table1.A1" office:value-type="string">
                    <text:p text:style-name="Table_20_Heading">3 - Satisfactory<text:bookmark text:name="2_-_developing"/></text:p>
                  </table:table-cell>
                  <table:table-cell table:style-name="Table1.A1" office:value-type="string">
                    <text:p text:style-name="Table_20_Heading">2 - Developing<text:bookmark text:name="1_-_emerging"/></text:p>
                  </table:table-cell>
                  <table:table-cell table:style-name="Table1.A1" office:value-type="string">
                    <text:p text:style-name="Table_20_Heading">1 - Emerging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10"><text:span text:style-name="Strong_20_Emphasis"><text:span text:style-name="T14">Content:</text:span></text:span></text:p>
                  <text:p text:style-name="P8"><text:span text:style-name="Strong_20_Emphasis">Ley del Banco de México, </text:span><text:span text:style-name="Strong_20_Emphasis"><text:span text:style-name="T14">Article 7</text:span></text:span></text:p>
                  <text:p text:style-name="P8"><text:span text:style-name="Strong_20_Emphasis"><text:span text:style-name="T16">(</text:span></text:span><text:span text:style-name="Strong_20_Emphasis"><text:span text:style-name="T14">Permitted Operations</text:span></text:span><text:span text:style-name="Strong_20_Emphasis"><text:span text:style-name="T16">)</text:span></text:span></text:p>
                  <text:p text:style-name="P8"><text:span text:style-name="Strong_20_Emphasis"/></text:p>
                </table:table-cell>
                <table:table-cell table:style-name="Table1.A1" office:value-type="string">
                  <text:p text:style-name="Table_20_Contents">Provides <text:span text:style-name="T14">the complete content of the Article</text:span></text:p>
                </table:table-cell>
                <table:table-cell table:style-name="Table1.A1" office:value-type="string">
                  <text:p text:style-name="P10">Provides <text:span text:style-name="T16">most of the</text:span><text:span text:style-name="T14"> content of the Article</text:span></text:p>
                </table:table-cell>
                <table:table-cell table:style-name="Table1.A1" office:value-type="string">
                  <text:p text:style-name="P11">Provides <text:span text:style-name="T16">some </text:span><text:span text:style-name="T15">of the </text:span><text:span text:style-name="T14">content of the Article</text:span></text:p>
                </table:table-cell>
                <table:table-cell table:style-name="Table1.A1" office:value-type="string">
                  <text:p text:style-name="P11">Provides <text:span text:style-name="T16">very little </text:span><text:span text:style-name="T15">of the </text:span><text:span text:style-name="T14">content of the Article</text:span></text:p>
                </table:table-cell>
                <table:table-cell table:style-name="Table1.A1" office:value-type="string">
                  <text:p text:style-name="P12">Provides <text:span text:style-name="T16">none </text:span><text:span text:style-name="T15">of the </text:span><text:span text:style-name="T14">content of the Article</text:span></text:p>
                </table:table-cell>
              </table:table-row>
              <table:table-row>
                <table:table-cell table:style-name="Table1.A1" office:value-type="string">
                  <text:p text:style-name="P6"><text:span text:style-name="Strong_20_Emphasis"><text:s/>Translation Accuracy</text:span></text:p>
                </table:table-cell>
                <table:table-cell table:style-name="Table1.A1" office:value-type="string">
                  <text:p text:style-name="P6">Flawless translation maintaining original meaning with academic precision</text:p>
                </table:table-cell>
                <table:table-cell table:style-name="Table1.A1" office:value-type="string">
                  <text:p text:style-name="P6">High-quality translation with minor linguistic nuances</text:p>
                </table:table-cell>
                <table:table-cell table:style-name="Table1.A1" office:value-type="string">
                  <text:p text:style-name="P6">Acceptable translation with some minor errors</text:p>
                </table:table-cell>
                <table:table-cell table:style-name="Table1.A1" office:value-type="string">
                  <text:p text:style-name="P6">Significant translation errors affecting meaning</text:p>
                </table:table-cell>
                <table:table-cell table:style-name="Table1.A1" office:value-type="string">
                  <text:p text:style-name="P6">Incomprehensible or completely incorrect translation</text:p>
                </table:table-cell>
              </table:table-row>
              <table:table-row>
                <table:table-cell table:style-name="Table1.A1" office:value-type="string">
                  <text:p text:style-name="P6"><text:span text:style-name="Strong_20_Emphasis"><text:span text:style-name="T11">Presentation and </text:span></text:span><text:span text:style-name="Strong_20_Emphasis"><text:s/>Formatting</text:span></text:p>
                </table:table-cell>
                <table:table-cell table:style-name="Table1.A1" office:value-type="string">
                  <text:p text:style-name="P6">Perfect adherence to academic formatting (margins, spacing, citations)</text:p>
                </table:table-cell>
                <table:table-cell table:style-name="Table1.A1" office:value-type="string">
                  <text:p text:style-name="P6">Minor, negligible formatting deviations</text:p>
                </table:table-cell>
                <table:table-cell table:style-name="Table1.A1" office:value-type="string">
                  <text:p text:style-name="P6">Acceptable formatting with some issues</text:p>
                </table:table-cell>
                <table:table-cell table:style-name="Table1.A1" office:value-type="string">
                  <text:p text:style-name="P6">Significant formatting problems</text:p>
                </table:table-cell>
                <table:table-cell table:style-name="Table1.A1" office:value-type="string">
                  <text:p text:style-name="P6">Lacks basic formatting standards</text:p>
                </table:table-cell>
              </table:table-row>
            </table:table>
            <text:p text:style-name="Text_20_body"><text:span text:style-name="Strong_20_Emphasis"/></text:p>
          </text:section>
          <text:p text:style-name="Standard"><text:span text:style-name="T2">Assignment</text:span></text:p>
          <text:p text:style-name="Standard"/>
          <text:p text:style-name="Standard">HW_03.1 </text:p>
          <text:p text:style-name="Standard"/>
          <text:p text:style-name="Standard">Review CAPITULO III (De las Operaciones), ARTICULO 7o of Ley del Banco de México (BANXICO). In a one-page+ paper, translate the entirety of ARTICULO 7o into English. The standard format requirements apply.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12T12:52:16.501263414</dc:date>
    <meta:editing-duration>PT1H18M29S</meta:editing-duration>
    <meta:editing-cycles>27</meta:editing-cycles>
    <meta:generator>LibreOffice/7.3.7.2$Linux_X86_64 LibreOffice_project/30$Build-2</meta:generator>
    <meta:document-statistic meta:table-count="1" meta:image-count="1" meta:object-count="0" meta:page-count="1" meta:paragraph-count="37" meta:word-count="196" meta:character-count="1401" meta:non-whitespace-character-count="1226"/>
  </office:meta>
</office:document-meta>
</file>